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d1ad" officeooo:paragraph-rsid="000ad1a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d1ad" officeooo:paragraph-rsid="000ad1ad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ad1ad" officeooo:paragraph-rsid="000ad1a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ntikirjanpito</text:p>
      <text:p text:style-name="P1"/>
      <text:p text:style-name="P2">28.3.2017</text:p>
      <text:list xml:id="list6269321771676349274" text:style-name="L1">
        <text:list-item>
          <text:p text:style-name="P3">GitHub-repositorion luominen, dokumentaation aloitus. Alustavan luokkakaavion luomin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49:10.895342054</meta:creation-date>
    <dc:date>2017-03-28T16:11:04.391698232</dc:date>
    <meta:editing-duration>PT3M3S</meta:editing-duration>
    <meta:editing-cycles>1</meta:editing-cycles>
    <meta:document-statistic meta:table-count="0" meta:image-count="0" meta:object-count="0" meta:page-count="1" meta:paragraph-count="3" meta:word-count="10" meta:character-count="112" meta:non-whitespace-character-count="112"/>
    <meta:generator>LibreOffice/4.2.8.2$Linux_X86_64 LibreOffice_project/420m0$Build-2</meta:generator>
  </office:meta>
</office:document-meta>
</file>